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-color="#ffffff"/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[1], [2], 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e’], [5,4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4.659cm" svg:height="0.962cm" svg:x="1.8cm" svg:y="7.7cm">
          <draw:text-box>
            <text:p><text:span text:style-name="T3">“</text:span><text:span text:style-name="T3">False” objects</text:span></text:p>
          </draw:text-box>
        </draw:frame>
        <draw:frame draw:style-name="gr14" draw:text-style-name="P7" draw:layer="layout" svg:width="4.389cm" svg:height="0.962cm" svg:x="10.601cm" svg:y="7.7cm">
          <draw:text-box>
            <text:p><text:span text:style-name="T3">“</text:span><text:span text:style-name="T3">True” objects</text:span></text:p>
          </draw:text-box>
        </draw:frame>
      </draw:page>
      <draw:page draw:name="page5" draw:style-name="dp1" draw:master-page-name="Default">
        <draw:custom-shape draw:style-name="gr19" draw:text-style-name="P8" xml:id="id1" draw:id="id1" draw:layer="layout" svg:width="3.2cm" svg:height="3.2cm" svg:x="1.4cm" svg:y="1.8cm">
          <text:p text:style-name="P1"><text:span text:style-name="T4">P</text:span><text:span text:style-name="T4">la</text:span><text:span text:style-name="T4">in</text:span></text:p>
          <text:p text:style-name="P1"><text:span text:style-name="T4">P</text:span><text:span text:style-name="T4">yt</text:span><text:span text:style-name="T4">h</text:span><text:span text:style-name="T4">o</text:span><text:span text:style-name="T4">n </text:span><text:span text:style-name="T4">to</text:span><text:span text:style-name="T4">o</text:span></text:p>
          <text:p text:style-name="P1"><text:span text:style-name="T4">sl</text:span><text:span text:style-name="T4">o</text:span><text:span text:style-name="T4">w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2" draw:id="id2" draw:layer="layout" svg:width="2.8cm" svg:height="1.7cm" svg:x="1.6cm" svg:y="6.4cm">
          <text:p text:style-name="P9">Use plain</text:p>
          <text:p text:style-name="P9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5"><text:s text:c="6"/></text:span><text:span text:style-name="T5">no</text:span></text:p>
        </draw:connector>
        <draw:custom-shape draw:style-name="gr19" draw:text-style-name="P8" xml:id="id3" draw:id="id3" draw:layer="layout" svg:width="3.2cm" svg:height="3.2cm" svg:x="5.701cm" svg:y="1.801cm">
          <text:p text:style-name="P1"><text:span text:style-name="T4">D</text:span><text:span text:style-name="T4">at</text:span><text:span text:style-name="T4">a </text:span><text:span text:style-name="T4">in</text:span></text:p>
          <text:p text:style-name="P1"><text:span text:style-name="T4">m</text:span><text:span text:style-name="T4">e</text:span><text:span text:style-name="T4">m</text:span><text:span text:style-name="T4">o</text:span><text:span text:style-name="T4">ry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4.6cm" svg:y1="3.4cm" svg:x2="5.701cm" svg:y2="3.401cm" draw:start-shape="id1" draw:start-glue-point="7" draw:end-shape="id3" draw:end-glue-point="5" svg:d="M4600 3400h551v1h550" svg:viewBox="0 0 1102 2">
          <text:p text:style-name="P1"/>
          <text:p text:style-name="P1"><text:span text:style-name="T5">yes</text:span></text:p>
        </draw:connector>
        <draw:custom-shape draw:style-name="gr20" draw:text-style-name="P10" xml:id="id4" draw:id="id4" draw:layer="layout" svg:width="2.8cm" svg:height="1.7cm" svg:x="5.901cm" svg:y="6.401cm">
          <text:p text:style-name="P9">Use DB /</text:p>
          <text:p text:style-name="P9">data 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svg:x1="7.301cm" svg:y1="5.001cm" svg:x2="7.301cm" svg:y2="6.401cm" draw:start-shape="id3" draw:start-glue-point="6" draw:end-shape="id4" draw:end-glue-point="4" svg:d="M7301 5001v1400" svg:viewBox="0 0 1 1401">
          <text:p text:style-name="P12"><text:s text:c="5"/><text:s/>no</text:p>
        </draw:connector>
        <draw:custom-shape draw:style-name="gr19" draw:text-style-name="P8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5">ye</text:span><text:span text:style-name="T5">s</text:span></text:p>
        </draw:connector>
        <draw:custom-shape draw:style-name="gr19" draw:text-style-name="P8" draw:layer="layout" svg:width="3.2cm" svg:height="3.2cm" svg:x="1.401cm" svg:y="1.801cm">
          <text:p text:style-name="P1"><text:span text:style-name="T4">D</text:span><text:span text:style-name="T4">at</text:span><text:span text:style-name="T4">a</text:span></text:p>
          <text:p text:style-name="P1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i</text:span><text:span text:style-name="T4">n</text:span><text:span text:style-name="T4">g</text:span></text:p>
          <text:p text:style-name="P1"><text:span text:style-name="T4">sl</text:span><text:span text:style-name="T4">o</text:span><text:span text:style-name="T4">w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6" draw:id="id6" draw:layer="layout" svg:width="2.8cm" svg:height="1.7cm" svg:x="10.202cm" svg:y="6.402cm">
          <text:p text:style-name="P9">Use</text:p>
          <text:p text:style-name="P9">n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5"><text:s text:c="5"/></text:span><text:span text:style-name="T5"><text:s text:c="5"/></text:span><text:span text:style-name="T5"><text:s text:c="2"/></text:span><text:span text:style-name="T5">m</text:span><text:span text:style-name="T5">atr</text:span><text:span text:style-name="T5">ix</text:span></text:p>
        </draw:connector>
        <draw:custom-shape draw:style-name="gr20" draw:text-style-name="P10" xml:id="id7" draw:id="id7" draw:layer="layout" svg:width="2.8cm" svg:height="1.7cm" svg:x="13.803cm" svg:y="4.803cm">
          <text:p text:style-name="P9">Use</text:p>
          <text:p text:style-name="P9">pand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5">records</text:span></text:p>
          <text:p text:style-name="P1"><text:span text:style-name="T5"/></text:p>
          <text:p text:style-name="P1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17T16:59:46.116356207</dc:date>
    <meta:editing-duration>PT1H28M38S</meta:editing-duration>
    <meta:editing-cycles>9</meta:editing-cycles>
    <meta:generator>LibreOffice/6.0.7.3$Linux_X86_64 LibreOffice_project/00m0$Build-3</meta:generator>
    <meta:document-statistic meta:object-count="59"/>
  </office:meta>
</office:document-meta>
</file>